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Heading">
      <style:text-properties officeooo:paragraph-rsid="0000e288"/>
    </style:style>
    <style:style style:name="P2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style:font-name="PetersburgC" fo:font-size="10pt" style:font-size-asian="10pt"/>
    </style:style>
    <style:style style:name="T2" style:family="text">
      <style:text-properties style:font-name="PetersburgC" fo:font-size="12pt" style:font-size-asian="12pt" style:font-size-complex="12pt"/>
    </style:style>
    <style:style style:name="T3" style:family="text">
      <style:text-properties fo:font-size="10pt" style:font-size-asian="10pt"/>
    </style:style>
    <style:style style:name="T4" style:family="text">
      <style:text-properties style:font-name="Wingdings" fo:font-size="10pt" style:font-size-asian="10pt"/>
    </style:style>
    <style:style style:name="T5" style:family="text">
      <style:text-properties style:font-name="Wingdings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><text:bookmark text:name="system-info"/>Системная информация: </text:p>
      <text:p text:style-name="List_20_Contents"><text:span text:style-name="Strong_20_Emphasis">arch</text:span> или <text:span text:style-name="Strong_20_Emphasis">uname -m</text:span> — отобразить архитектуру компьютера </text:p>
      <text:p text:style-name="List_20_Contents"><text:span text:style-name="Strong_20_Emphasis">uname -r</text:span> — отобразить используемую версию ядра </text:p>
      <text:p text:style-name="List_20_Contents"><text:span text:style-name="Strong_20_Emphasis">dmidecode -q</text:span> — показать аппаратные системные компоненты — (SMBIOS / DMI) </text:p>
      <text:p text:style-name="List_20_Contents"><text:span text:style-name="Strong_20_Emphasis">hdparm -i /dev/hda</text:span> — вывести характеристики жёсткого диска </text:p>
      <text:p text:style-name="List_20_Contents"><text:span text:style-name="Strong_20_Emphasis">hdparm -tT /dev/sda</text:span> — протестировать производительность чтения данных с жёсткого диска </text:p>
      <text:p text:style-name="List_20_Contents"><text:span text:style-name="Strong_20_Emphasis">cat /proc/cpuinfo</text:span> — отобразить информацию о процессоре </text:p>
      <text:p text:style-name="List_20_Contents"><text:span text:style-name="Strong_20_Emphasis">cat /proc/interrupts</text:span> — показать прерывания </text:p>
      <text:p text:style-name="List_20_Contents"><text:span text:style-name="Strong_20_Emphasis">cat /proc/meminfo</text:span> — проверить использование памяти </text:p>
      <text:p text:style-name="List_20_Contents"><text:span text:style-name="Strong_20_Emphasis">cat /proc/swaps</text:span> — показать файл(ы) подкачки </text:p>
      <text:p text:style-name="List_20_Contents"><text:span text:style-name="Strong_20_Emphasis">cat /proc/version</text:span> — вывести версию ядра </text:p>
      <text:p text:style-name="List_20_Contents"><text:span text:style-name="Strong_20_Emphasis">cat /proc/net/dev</text:span> — показать сетевые интерфейсы и статистику по ним </text:p>
      <text:p text:style-name="List_20_Contents"><text:span text:style-name="Strong_20_Emphasis">cat /proc/mounts</text:span> — отобразить смонтированные файловые системы </text:p>
      <text:p text:style-name="List_20_Contents"><text:span text:style-name="Strong_20_Emphasis">lspci -tv</text:span> — показать в виде дерева PCI устройства </text:p>
      <text:p text:style-name="List_20_Contents"><text:span text:style-name="Strong_20_Emphasis">lsusb -tv</text:span> — показать в виде дерева USB устройства </text:p>
      <text:p text:style-name="List_20_Contents"><text:span text:style-name="Strong_20_Emphasis">date</text:span> — вывести системную дату </text:p>
      <text:p text:style-name="List_20_Contents"><text:span text:style-name="Strong_20_Emphasis">cal 2007</text:span> — вывести таблицу-календарь 2007-го года </text:p>
      <text:p text:style-name="List_20_Contents"><text:span text:style-name="Strong_20_Emphasis">date 041217002007.00*</text:span> — установить системные дату и время ММДДЧЧммГГГГ.СС (МесяцДеньЧасМинутыГод.Секунды) </text:p>
      <text:p text:style-name="List_20_Contents"><text:span text:style-name="Strong_20_Emphasis">clock -w</text:span> — сохранить системное время в BIOS </text:p>
      <text:p text:style-name="List_20_Heading"/>
      <text:p text:style-name="List_20_Heading"><text:bookmark text:name="shutdown-restart-logout"/>Остановка системы: </text:p>
      <text:p text:style-name="List_20_Contents"><text:span text:style-name="Strong_20_Emphasis"/></text:p>
      <text:p text:style-name="List_20_Contents"><text:span text:style-name="Strong_20_Emphasis">shutdown -h now</text:span> или <text:span text:style-name="Strong_20_Emphasis">init 0</text:span> или <text:span text:style-name="Strong_20_Emphasis">telinit 0</text:span> — остановить систему </text:p>
      <text:p text:style-name="List_20_Contents"><text:span text:style-name="Strong_20_Emphasis">shutdown -h hours:minutes &amp;</text:span> — запланировать остановку системы на указанное время </text:p>
      <text:p text:style-name="List_20_Contents"><text:span text:style-name="Strong_20_Emphasis">shutdown -c</text:span> — отменить запланированную по расписанию остановку системы </text:p>
      <text:p text:style-name="List_20_Contents"><text:span text:style-name="Strong_20_Emphasis">shutdown -r now</text:span> или <text:span text:style-name="Strong_20_Emphasis">reboot</text:span> — перегрузить систему </text:p>
      <text:p text:style-name="List_20_Contents"><text:span text:style-name="Strong_20_Emphasis">logout</text:span> — выйти из системы </text:p>
      <text:p text:style-name="List_20_Heading"/>
      <text:p text:style-name="List_20_Heading"><text:bookmark text:name="files-directory"/>Файлы и директории: </text:p>
      <text:p text:style-name="List_20_Contents"><text:span text:style-name="Strong_20_Emphasis"/></text:p>
      <text:p text:style-name="List_20_Contents"><text:span text:style-name="Strong_20_Emphasis">cd /home</text:span> — перейти в директорию '/home' </text:p>
      <text:p text:style-name="List_20_Contents"><text:span text:style-name="Strong_20_Emphasis">cd ..</text:span> — перейти в директорию уровнем выше </text:p>
      <text:p text:style-name="List_20_Contents"><text:span text:style-name="Strong_20_Emphasis">cd ../..</text:span> — перейти в директорию двумя уровнями выше </text:p>
      <text:p text:style-name="List_20_Contents"><text:span text:style-name="Strong_20_Emphasis">cd</text:span> — перейти в домашнюю директорию </text:p>
      <text:p text:style-name="List_20_Contents"><text:span text:style-name="Strong_20_Emphasis">cd ~user</text:span> — перейти в домашнюю директорию пользователя user </text:p>
      <text:p text:style-name="List_20_Contents"><text:span text:style-name="Strong_20_Emphasis">cd -</text:span> — перейти в директорию, в которой находились до перехода в текущую директорию </text:p>
      <text:p text:style-name="List_20_Contents"><text:span text:style-name="Strong_20_Emphasis">pwd</text:span> — показать текущую директорию </text:p>
      <text:p text:style-name="List_20_Contents"><text:span text:style-name="Strong_20_Emphasis">ls</text:span> — отобразить содержимое текущей директории </text:p>
      <text:p text:style-name="List_20_Contents"><text:span text:style-name="Strong_20_Emphasis">ls -F</text:span> — отобразить содержимое текущей директории с добавлением к именам символов, характеризующих тип </text:p>
      <text:p text:style-name="List_20_Contents"><text:span text:style-name="Strong_20_Emphasis">ls -l</text:span> — показать детализированное представление файлов и директорий в текущей директории </text:p>
      <text:p text:style-name="List_20_Contents"><text:span text:style-name="Strong_20_Emphasis">ls -a</text:span> — показать скрытые файлы и директории в текущей директории </text:p>
      <text:p text:style-name="List_20_Contents"><text:span text:style-name="Strong_20_Emphasis">ls *[0-9]*</text:span> — показать файлы и директории содержащие в имени цифры </text:p>
      <text:p text:style-name="List_20_Contents"><text:span text:style-name="Strong_20_Emphasis">tree</text:span> или <text:span text:style-name="Strong_20_Emphasis">lstree</text:span> — показать дерево файлов и директорий, начиная от корня (/) </text:p>
      <text:p text:style-name="List_20_Contents"><text:span text:style-name="Strong_20_Emphasis">mkdir dir1</text:span> — создать директорию с именем 'dir1' </text:p>
      <text:p text:style-name="List_20_Contents"><text:span text:style-name="Strong_20_Emphasis">mkdir dir1 dir2</text:span> — создать две директории одновременно </text:p>
      <text:p text:style-name="List_20_Contents"><text:span text:style-name="Strong_20_Emphasis">mkdir -p /tmp/dir1/dir2</text:span> — создать дерево директорий </text:p>
      <text:p text:style-name="List_20_Contents"><text:span text:style-name="Strong_20_Emphasis">rm -f file1</text:span> — удалить файл с именем 'file1' </text:p>
      <text:p text:style-name="List_20_Contents"><text:span text:style-name="Strong_20_Emphasis">rmdir dir1 </text:span>— удалить директорию с именем 'dir1' </text:p>
      <text:p text:style-name="List_20_Contents"><text:span text:style-name="Strong_20_Emphasis">rm -rf dir1</text:span> — удалить директорию с именем 'dir1' и рекурсивно всё её содержимое </text:p>
      <text:p text:style-name="List_20_Contents"><text:span text:style-name="Strong_20_Emphasis">rm -rf dir1 dir2</text:span> — удалить две директории и рекурсивно их содержимое </text:p>
      <text:p text:style-name="List_20_Contents"><text:span text:style-name="Strong_20_Emphasis">mv dir1 new_dir</text:span> — переименовать или переместить файл или директорию </text:p>
      <text:p text:style-name="List_20_Contents"><text:span text:style-name="Strong_20_Emphasis">cp file1 file2</text:span> — скопировать файл file1 в файл file2 </text:p>
      <text:p text:style-name="List_20_Contents"><text:span text:style-name="Strong_20_Emphasis">cp dir/* .</text:span> — копировать все файлы директории dir в текущую директорию </text:p>
      <text:p text:style-name="List_20_Contents"><text:span text:style-name="Strong_20_Emphasis">cp -a /tmp/dir1 .</text:span> — копировать директорию dir1 со всем содержимым в текущую директорию </text:p>
      <text:p text:style-name="List_20_Contents"><text:span text:style-name="Strong_20_Emphasis">cp -a dir1 dir2</text:span> — копировать директорию dir1 в директорию dir2 </text:p>
      <text:p text:style-name="List_20_Contents"><text:span text:style-name="Strong_20_Emphasis">ln -s file1 lnk1*</text:span> — создать символическую ссылку на файл или директорию </text:p>
      <text:p text:style-name="List_20_Contents"><text:span text:style-name="Strong_20_Emphasis">ln file1 lnk1</text:span> — создать «жёсткую» (физическую) ссылку на файл или директорию </text:p>
      <text:p text:style-name="List_20_Contents"><text:soft-page-break/><text:span text:style-name="Strong_20_Emphasis">touch -t 0712250000 fileditest</text:span> — модифицировать дату и время создания файла, при его отсутствии, создать файл с указанными датой и временем (YYMMDDhhmm) </text:p>
      <text:p text:style-name="List_20_Heading"/>
      <text:p text:style-name="List_20_Heading"><text:bookmark text:name="file-search"/>Поиск файлов: </text:p>
      <text:p text:style-name="List_20_Contents"><text:span text:style-name="Strong_20_Emphasis"/></text:p>
      <text:p text:style-name="List_20_Contents"><text:span text:style-name="Strong_20_Emphasis">find / -name file1</text:span> — найти файлы и директории с именем file1. Поиск начать с корня (/) </text:p>
      <text:p text:style-name="List_20_Contents"><text:span text:style-name="Strong_20_Emphasis">find / -user user1</text:span> — найти файл и директорию принадлежащие пользователю user1. Поиск начать с корня (/) </text:p>
      <text:p text:style-name="List_20_Contents"><text:span text:style-name="Strong_20_Emphasis">find /home/user1 -name "*.bin"</text:span> — найти все файлы и директории, имена которых оканчиваются на '. bin'. Поиск начать с '/ home/user1'* </text:p>
      <text:p text:style-name="List_20_Contents"><text:span text:style-name="Strong_20_Emphasis">find /usr/bin -type f -atime +100</text:span> — найти все файлы в '/usr/bin', время последнего обращения к которым более 100 дней </text:p>
      <text:p text:style-name="List_20_Contents"><text:span text:style-name="Strong_20_Emphasis">find /usr/bin -type f -mtime -10</text:span> — найти все файлы в '/usr/bin', созданные или изменённые в течении последних 10 дней </text:p>
      <text:p text:style-name="List_20_Contents"><text:span text:style-name="Strong_20_Emphasis">find / -name *.rpm -exec chmod 755 '{}' \;</text:span> — найти все фалы и директории, имена которых оканчиваются на '.rpm', и изменить права доступа к ним </text:p>
      <text:p text:style-name="List_20_Contents"><text:span text:style-name="Strong_20_Emphasis">find / -xdev -name "*.rpm"</text:span> — найти все фалы и директории, имена которых оканчиваются на '.rpm', игнорируя съёмные носители, такие как cdrom, floppy и т.п. </text:p>
      <text:p text:style-name="List_20_Contents"><text:span text:style-name="Strong_20_Emphasis">locate "*.ps"</text:span> — найти все файлы, содержащие в имени '.ps'. Предварительно рекомендуется выполнить команду 'updatedb' </text:p>
      <text:p text:style-name="List_20_Contents"><text:span text:style-name="Strong_20_Emphasis">whereis halt</text:span> — показывает размещение бинарных файлов, исходных кодов и руководств, относящихся к файлу 'halt' </text:p>
      <text:p text:style-name="List_20_Contents"><text:span text:style-name="Strong_20_Emphasis">which halt</text:span> — отображает полный путь к файлу 'halt' </text:p>
      <text:p text:style-name="List_20_Heading"/>
      <text:p text:style-name="List_20_Heading"><text:bookmark text:name="mounting-filesystem"/>Монтирование файловых систем: </text:p>
      <text:p text:style-name="List_20_Contents"><text:span text:style-name="Strong_20_Emphasis"/></text:p>
      <text:p text:style-name="List_20_Contents"><text:span text:style-name="Strong_20_Emphasis">mount /dev/hda2 /mnt/hda2</text:span> — монтирует раздел 'hda2' в точку монтирования '/mnt/hda2'. Убедитесь в наличии директории-точки монтирования '/mnt/hda2' </text:p>
      <text:p text:style-name="List_20_Contents"><text:span text:style-name="Strong_20_Emphasis">umount /dev/hda2</text:span> — размонтирует раздел 'hda2'. Перед выполнением, покиньте '/mnt/hda2' </text:p>
      <text:p text:style-name="List_20_Contents"><text:span text:style-name="Strong_20_Emphasis">fuser -km /mnt/hda2</text:span> — принудительное размонтирование раздела. Применяется в случае, когда раздел занят каким-либо пользователем </text:p>
      <text:p text:style-name="List_20_Contents"><text:span text:style-name="Strong_20_Emphasis">umount -n /mnt/hda2</text:span> — выполнить размонтирование без занесения информации в /etc/mtab. Полезно когда файл имеет атрибуты «только чтение» или недостаточно места на диске </text:p>
      <text:p text:style-name="List_20_Contents"><text:span text:style-name="Strong_20_Emphasis">mount /dev/fd0 /mnt/floppy</text:span> — монтировать флоппи-диск </text:p>
      <text:p text:style-name="List_20_Contents"><text:span text:style-name="Strong_20_Emphasis">mount /dev/cdrom /mnt/cdrom</text:span> — монтировать CD или DVD </text:p>
      <text:p text:style-name="List_20_Contents"><text:span text:style-name="Strong_20_Emphasis">mount /dev/hdc /mnt/cdrecorder</text:span> — монтировать CD-R/CD-RW или DVD-R/DVD-RW(+-) </text:p>
      <text:p text:style-name="List_20_Contents"><text:span text:style-name="Strong_20_Emphasis">mount -o loop file.iso /mnt/cdrom</text:span> — смонтировать ISO-образ </text:p>
      <text:p text:style-name="List_20_Contents"><text:span text:style-name="Strong_20_Emphasis">mount -t vfat /dev/hda5 /mnt/hda5</text:span> — монтировать файловую систему Windows FAT32 </text:p>
      <text:p text:style-name="List_20_Contents"><text:span text:style-name="Strong_20_Emphasis">mount -t smbfs -o username=user,password=pass //winclient/share /mnt/share</text:span> — монтировать сетевую файловую систему Windows (SMB/CIFS) </text:p>
      <text:p text:style-name="List_20_Contents"><text:span text:style-name="Strong_20_Emphasis">mount -o bind /home/user/prg /var/ftp/user</text:span> — «монтирует» директорию в директорию (binding). Доступна с версии ядра 2.4.0. Полезна, например, для предоставления содержимого пользовательской директории через ftp при работе ftp-сервера в «песочнице» (chroot), когда симлинки сделать невозможно. Выполнение данной команды сделает копию содержимого /home/user/prg в /var/ftp/user </text:p>
      <text:p text:style-name="List_20_Heading"/>
      <text:p text:style-name="List_20_Heading"><text:bookmark text:name="disk-space"/>Дисковое пространство: </text:p>
      <text:p text:style-name="List_20_Contents"><text:span text:style-name="Strong_20_Emphasis"/></text:p>
      <text:p text:style-name="List_20_Contents"><text:span text:style-name="Strong_20_Emphasis">df -h</text:span> — отображает информацию о смонтированных разделах с отображением общего, доступного и используемого пространства (Прим. переводчика. ключ -h работает не во всех *nix системах) </text:p>
      <text:p text:style-name="List_20_Contents"><text:span text:style-name="Strong_20_Emphasis">ls -lSr |more</text:span> — выдаёт список файлов и директорий рекурсивно с сортировкой по возрастанию размера и позволяет осуществлять постраничный просмотр </text:p>
      <text:p text:style-name="List_20_Contents"><text:span text:style-name="Strong_20_Emphasis">du -sh dir1</text:span> — подсчитывает и выводит размер, занимаемый директорией 'dir1' (Прим. переводчика. ключ -h работает не во всех *nix системах) </text:p>
      <text:p text:style-name="List_20_Contents"><text:span text:style-name="Strong_20_Emphasis">du -sk * | sort -rn</text:span> — отображает размер и имена файлов и директорий, с соритровкой по размеру </text:p>
      <text:p text:style-name="List_20_Contents"><text:span text:style-name="Strong_20_Emphasis">rpm -q -a --qf '%10{SIZE}t%{NAME}n' | sort -k1,1n</text:span> — показывает размер используемого дискового пространства, занимаемое файлами rpm-пакета, с сортировкой по размеру (fedora, redhat и т.п.) </text:p>
      <text:p text:style-name="List_20_Contents"><text:span text:style-name="Strong_20_Emphasis">dpkg-query -W -f='${Installed-Size;10}t${Package}n' | sort -k1,1n</text:span> — показывает размер используемого дискового пространства, занимаемое файлами deb-пакета, с сортировкой по размеру (ubuntu, debian т.п.) </text:p>
      <text:p text:style-name="List_20_Heading"/>
      <text:p text:style-name="List_20_Heading"><text:bookmark text:name="users-groups"/><text:soft-page-break/>Пользователи и группы: </text:p>
      <text:p text:style-name="List_20_Contents"><text:span text:style-name="Strong_20_Emphasis"/></text:p>
      <text:p text:style-name="List_20_Contents"><text:span text:style-name="Strong_20_Emphasis">groupadd group_name</text:span> — создать новую группу с именем group_name </text:p>
      <text:p text:style-name="List_20_Contents"><text:span text:style-name="Strong_20_Emphasis">groupdel group_name</text:span> — удалить группу group_name </text:p>
      <text:p text:style-name="List_20_Contents"><text:span text:style-name="Strong_20_Emphasis">groupmod -n new_group_name old_group_name</text:span> — переименовать группу old_group_name в new_group_name </text:p>
      <text:p text:style-name="List_20_Contents"><text:span text:style-name="Strong_20_Emphasis">useradd -c "Nome Cognome" -g admin -d /home/user1 -s /bin/bash user1</text:span> — создать пользователя user1, назначить ему в качестве домашнего каталога /home/user1, в качестве shell'а /bin/bash, включить его в группу admin и добавить комментарий Nome Cognome </text:p>
      <text:p text:style-name="List_20_Contents"><text:span text:style-name="Strong_20_Emphasis">useradd user1</text:span> — создать пользователя user1 </text:p>
      <text:p text:style-name="List_20_Contents"><text:span text:style-name="Strong_20_Emphasis">userdel -r user1</text:span> — удалить пользователя user1 и его домашний каталог </text:p>
      <text:p text:style-name="List_20_Contents"><text:span text:style-name="Strong_20_Emphasis">usermod -c "User FTP" -g system -d /ftp/user1 -s /bin/nologin user1</text:span> — изменить атрибуты пользователя </text:p>
      <text:p text:style-name="List_20_Contents"><text:span text:style-name="Strong_20_Emphasis">passwd</text:span> — сменить пароль </text:p>
      <text:p text:style-name="List_20_Contents"><text:span text:style-name="Strong_20_Emphasis">passwd user1</text:span> — сменить пароль пользователя user1 (только root) </text:p>
      <text:p text:style-name="List_20_Contents"><text:span text:style-name="Strong_20_Emphasis">chage -E 2005-12-31 user1</text:span> — установить дату окончания действия учётной записи пользователя user1 </text:p>
      <text:p text:style-name="List_20_Contents"><text:span text:style-name="Strong_20_Emphasis">pwck</text:span> — проверить корректность системных файлов учётных записей. Проверяются файлы /etc/passwd и /etc/shadow </text:p>
      <text:p text:style-name="List_20_Contents"><text:span text:style-name="Strong_20_Emphasis">grpck</text:span> — проверяет корректность системных файлов учётных записей. Проверяется файл/etc/group </text:p>
      <text:p text:style-name="List_20_Contents"><text:span text:style-name="Strong_20_Emphasis">newgrp [-] group_name</text:span> — изменяет первичную группу текущего пользователя. Если указать «-», ситуация будет идентичной той, в которой пользователь вышил из системы и снова вошёл. Если не указывать группу, первичная группа будет назначена из /etc/passwd <text:line-break/><text:span text:style-name="A0"><text:span text:style-name="T7">id</text:span></text:span><text:span text:style-name="A0"><text:span text:style-name="T6"> </text:span></text:span><text:span text:style-name="T2">— выводит информацию об идентичности пользователя.<text:line-break/></text:span><text:span text:style-name="A0"><text:span text:style-name="T7">chmod</text:span></text:span><text:span text:style-name="A0"><text:span text:style-name="T6"> </text:span></text:span><text:span text:style-name="T2">— изменяет режим доступа к файлу.</text:span><text:span text:style-name="A8"><text:span text:style-name="T5"><text:line-break/></text:span></text:span><text:span text:style-name="A0"><text:span text:style-name="T7">umask</text:span></text:span><text:span text:style-name="A0"><text:span text:style-name="T6"> </text:span></text:span><text:span text:style-name="T2">— определяет разрешения доступа к файлам по умолчанию.</text:span><text:span text:style-name="A8"><text:span text:style-name="T5"><text:line-break/></text:span></text:span><text:span text:style-name="A0"><text:span text:style-name="T7">su</text:span></text:span><text:span text:style-name="A0"><text:span text:style-name="T6"> </text:span></text:span><text:span text:style-name="T2">— запускает командную оболочку от имени другого пользователя.</text:span><text:span text:style-name="A8"><text:span text:style-name="T5"><text:line-break/></text:span></text:span><text:span text:style-name="A0"><text:span text:style-name="T7">sudo</text:span></text:span><text:span text:style-name="A0"><text:span text:style-name="T6"> </text:span></text:span><text:span text:style-name="T2">— выполняет команду от имени другого пользователя.</text:span><text:span text:style-name="A8"><text:span text:style-name="T5"><text:line-break/></text:span></text:span><text:span text:style-name="A0"><text:span text:style-name="T7">chown</text:span></text:span><text:span text:style-name="A0"><text:span text:style-name="T6"> </text:span></text:span><text:span text:style-name="T2">— изменяет владельца файла.</text:span><text:span text:style-name="A8"><text:span text:style-name="T5"><text:line-break/></text:span></text:span><text:span text:style-name="A0"><text:span text:style-name="T7">chgrp</text:span></text:span><text:span text:style-name="A0"><text:span text:style-name="T6"> </text:span></text:span><text:span text:style-name="T2">— изменяет группу файла.</text:span><text:span text:style-name="A8"><text:span text:style-name="T5"><text:line-break/></text:span></text:span><text:span text:style-name="A0"><text:span text:style-name="T7">passwd</text:span></text:span><text:span text:style-name="A0"><text:span text:style-name="T6"> </text:span></text:span><text:span text:style-name="T2">— изменяет пароль пользователя.</text:span></text:p>
      <text:p text:style-name="Standard"/>
      <text:p text:style-name="List_20_Heading"/>
      <text:p text:style-name="List_20_Heading"><text:bookmark text:name="permits-files"/>Выставление/изменение полномочий на файлы: </text:p>
      <text:p text:style-name="List_20_Contents"><text:span text:style-name="Strong_20_Emphasis"/></text:p>
      <text:p text:style-name="List_20_Contents"><text:span text:style-name="Strong_20_Emphasis">ls -lh</text:span> — просмотр полномочий на файлы и директории в текущей директории </text:p>
      <text:p text:style-name="List_20_Contents"><text:span text:style-name="Strong_20_Emphasis">ls /tmp | pr -T5 -W$COLUMNS</text:span> — вывести содержимое директории /tmp и разделить вывод на пять колонок </text:p>
      <text:p text:style-name="List_20_Contents"><text:span text:style-name="Strong_20_Emphasis">chmod ugo+rwx directory1</text:span> — добавить полномочия на директорию directory1 ugo(User Group Other)+rwx(Read Write eXecute) — всем полные права. Аналогичное можно сделать таким образом chmod 777 directory1 </text:p>
      <text:p text:style-name="List_20_Contents"><text:span text:style-name="Strong_20_Emphasis">chmod go-rwx directory1</text:span> — отобрать у группы и всех остальных все полномочия на директорию directory1. </text:p>
      <text:p text:style-name="List_20_Contents"><text:span text:style-name="Strong_20_Emphasis">chown user1 file1</text:span> — назначить владельцем файла file1 пользователя user1 </text:p>
      <text:p text:style-name="List_20_Contents"><text:span text:style-name="Strong_20_Emphasis">chown -R user1 directory1</text:span> — назначить рекурсивно владельцем директории directory1 пользователя user1 </text:p>
      <text:p text:style-name="List_20_Contents"><text:span text:style-name="Strong_20_Emphasis">chgrp group1 file1</text:span> — сменить группу-владельца файла file1 на group1 </text:p>
      <text:p text:style-name="List_20_Contents"><text:span text:style-name="Strong_20_Emphasis">chown user1:group1 file1</text:span> — сменить владельца и группу владельца файла file1 </text:p>
      <text:p text:style-name="List_20_Contents"><text:span text:style-name="Strong_20_Emphasis">find / -perm -u+s</text:span> — найти, начиная от корня, все файлы с выставленным SUID </text:p>
      <text:p text:style-name="List_20_Contents"><text:span text:style-name="Strong_20_Emphasis">chmod u+s /bin/binary_file</text:span> — назначить SUID-бит файлу /bin/binary_file. Это даёт возможность любому пользователю запускать на выполнение файл с полномочиями владельца файла. </text:p>
      <text:p text:style-name="List_20_Contents"><text:span text:style-name="Strong_20_Emphasis">chmod u-s /bin/binary_file</text:span> — снять SUID-бит с файла /bin/binary_file. </text:p>
      <text:p text:style-name="List_20_Contents"><text:span text:style-name="Strong_20_Emphasis">chmod g+s /home/public</text:span> — назначить SGID-бит директории /home/public. </text:p>
      <text:p text:style-name="List_20_Contents"><text:span text:style-name="Strong_20_Emphasis">chmod g-s /home/public</text:span> — снять SGID-бит с директории /home/public. </text:p>
      <text:p text:style-name="List_20_Contents"><text:span text:style-name="Strong_20_Emphasis">chmod o+t /home/public</text:span> — назначить STIKY-бит директории /home/public. Позволяет удалять файлы только владельцам </text:p>
      <text:p text:style-name="List_20_Contents"><text:span text:style-name="Strong_20_Emphasis">chmod o-t /home/public</text:span> — снять STIKY-бит с директории /home/public </text:p>
      <text:p text:style-name="List_20_Heading"/>
      <text:p text:style-name="List_20_Heading"><text:bookmark text:name="special-attributes-files"/>Специальные атрибуты файлов: </text:p>
      <text:p text:style-name="List_20_Contents"><text:span text:style-name="Strong_20_Emphasis"/></text:p>
      <text:p text:style-name="List_20_Contents"><text:soft-page-break/><text:span text:style-name="Strong_20_Emphasis">chattr +a file1</text:span> — позволить открывать файл на запись только в режиме добавления </text:p>
      <text:p text:style-name="List_20_Contents"><text:span text:style-name="Strong_20_Emphasis">chattr +c file1</text:span> — позволяет ядру автоматически сжимать/разжимать содержимое файла. </text:p>
      <text:p text:style-name="List_20_Contents"><text:span text:style-name="Strong_20_Emphasis">chattr +d file1 </text:span>— указывает утилите dump игнорировать данный файл во время выполнения backup'а </text:p>
      <text:p text:style-name="List_20_Contents"><text:span text:style-name="Strong_20_Emphasis">chattr +i file1</text:span> — делает файл недоступным для любых изменений: редактирование, удаление, перемещение, создание линков на него. </text:p>
      <text:p text:style-name="List_20_Contents"><text:span text:style-name="Strong_20_Emphasis">chattr +s file1</text:span> — позволяет сделать удаление файла безопасным, т.е. выставленный атрибут s говорит о том, что при удалении файла, место, занимаемое файлом на диске заполняется нулями, что предотвращает возможность восстановления данных. </text:p>
      <text:p text:style-name="List_20_Contents"><text:span text:style-name="Strong_20_Emphasis">chattr +S file1</text:span> — указывает, что, при сохранении изменений, будет произведена синхронизация, как при выполнении команды sync </text:p>
      <text:p text:style-name="List_20_Contents"><text:span text:style-name="Strong_20_Emphasis">chattr +u file1</text:span> — данный атрибут указывает, что при удалении файла содержимое его будет сохранено и при необходимости пользователь сможет его восстановить </text:p>
      <text:p text:style-name="List_20_Contents"><text:span text:style-name="Strong_20_Emphasis">lsattr</text:span> — показать атрибуты файлов </text:p>
      <text:p text:style-name="List_20_Heading"/>
      <text:p text:style-name="List_20_Heading"><text:bookmark text:name="archives-compressed-files"/>Архивирование и сжатие файлов: </text:p>
      <text:p text:style-name="List_20_Contents"><text:span text:style-name="Strong_20_Emphasis"/></text:p>
      <text:p text:style-name="List_20_Contents"><text:span text:style-name="Strong_20_Emphasis">bunzip2 file1.bz2</text:span> — разжимает файл 'file1.gz' </text:p>
      <text:p text:style-name="List_20_Contents"><text:span text:style-name="Strong_20_Emphasis">gunzip file1.gz</text:span> — </text:p>
      <text:p text:style-name="List_20_Contents"><text:span text:style-name="Strong_20_Emphasis">gzip file1</text:span> или <text:span text:style-name="Strong_20_Emphasis">bzip2 file1</text:span> — сжимает файл 'file1' </text:p>
      <text:p text:style-name="List_20_Contents"><text:span text:style-name="Strong_20_Emphasis">gzip -9 file1</text:span> — сжать файл file1 с максимальным сжатием </text:p>
      <text:p text:style-name="List_20_Contents"><text:span text:style-name="Strong_20_Emphasis">rar a file1.rar test_file</text:span> — создать rar-архив 'file1.rar' и включить в него файл test_file </text:p>
      <text:p text:style-name="List_20_Contents"><text:span text:style-name="Strong_20_Emphasis">rar a file1.rar file1 file2 dir1</text:span> — создать rar-архив 'file1.rar' и включить в него file1, file2 и dir1 </text:p>
      <text:p text:style-name="List_20_Contents"><text:span text:style-name="Strong_20_Emphasis">rar x file1.rar</text:span> — распаковать rar-архив </text:p>
      <text:p text:style-name="List_20_Contents"><text:span text:style-name="Strong_20_Emphasis">unrar x file1.rar</text:span> — </text:p>
      <text:p text:style-name="List_20_Contents"><text:span text:style-name="Strong_20_Emphasis">tar -cvf archive.tar file1</text:span> — создать tar-архив archive.tar, содержащий файл file1 </text:p>
      <text:p text:style-name="List_20_Contents"><text:span text:style-name="Strong_20_Emphasis">tar -cvf archive.tar file1 file2 dir1</text:span> — создать tar-архив archive.tar, содержащий файл file1, file2 и dir1 </text:p>
      <text:p text:style-name="List_20_Contents"><text:span text:style-name="Strong_20_Emphasis">tar -tf archive.tar</text:span> — показать содержимое архива </text:p>
      <text:p text:style-name="List_20_Contents"><text:span text:style-name="Strong_20_Emphasis">tar -xvf archive.tar</text:span> — распаковать архив </text:p>
      <text:p text:style-name="List_20_Contents"><text:span text:style-name="Strong_20_Emphasis">tar -xvf archive.tar -C /tmp</text:span> — распаковать архив в /tmp </text:p>
      <text:p text:style-name="List_20_Contents"><text:span text:style-name="Strong_20_Emphasis">tar -cvfj archive.tar.bz2 dir1</text:span> — создать архив и сжать его с помощью bzip2(Прим. переводчика. ключ -j работает не во всех *nix системах) </text:p>
      <text:p text:style-name="List_20_Contents"><text:span text:style-name="Strong_20_Emphasis">tar -xvfj archive.tar.bz2</text:span> — разжать архив и распаковать его(Прим. переводчика. ключ -j работает не во всех *nix системах) </text:p>
      <text:p text:style-name="List_20_Contents"><text:span text:style-name="Strong_20_Emphasis">tar -cvfz archive.tar.gz dir1</text:span> — создать архив и сжать его с помощью gzip </text:p>
      <text:p text:style-name="List_20_Contents"><text:span text:style-name="Strong_20_Emphasis">tar -xvfz archive.tar.gz</text:span> — разжать архив и распаковать его </text:p>
      <text:p text:style-name="List_20_Contents"><text:span text:style-name="Strong_20_Emphasis">zip file1.zip file1</text:span> — создать сжатый zip-архив </text:p>
      <text:p text:style-name="List_20_Contents"><text:span text:style-name="Strong_20_Emphasis">zip -r file1.zip file1 file2 dir1</text:span> — создать сжатый zip-архив и со включением в него нескольких файлов и/или директорий </text:p>
      <text:p text:style-name="List_20_Contents"><text:span text:style-name="Strong_20_Emphasis">unzip file1.zip</text:span> — разжать и распаковать zip-архив </text:p>
      <text:p text:style-name="List_20_Heading"/>
      <text:p text:style-name="List_20_Heading"><text:bookmark text:name="rpm-packages"/>RPM пакеты (Fedora, Red Hat и тому подобное): </text:p>
      <text:p text:style-name="List_20_Contents"><text:span text:style-name="Strong_20_Emphasis"/></text:p>
      <text:p text:style-name="List_20_Contents"><text:span text:style-name="Strong_20_Emphasis">rpm -ivh package.rpm</text:span> — установить пакет с выводом сообщений и прогресс-бара </text:p>
      <text:p text:style-name="List_20_Contents"><text:span text:style-name="Strong_20_Emphasis">rpm -ivh --nodeps package.rpm</text:span> — установить пакет с выводом сообщений и прогресс-бара без контроля зависимостей </text:p>
      <text:p text:style-name="List_20_Contents"><text:span text:style-name="Strong_20_Emphasis">rpm -U package.rpm</text:span> — обновить пакет без изменений конфигурационных файлов, в случае отсутствия пакета, он будет установлен </text:p>
      <text:p text:style-name="List_20_Contents"><text:span text:style-name="Strong_20_Emphasis">rpm -F package.rpm</text:span> — обновить пакет только если он установлен </text:p>
      <text:p text:style-name="List_20_Contents"><text:span text:style-name="Strong_20_Emphasis">rpm -e package_name.rpm</text:span> — удалить пакет </text:p>
      <text:p text:style-name="List_20_Contents"><text:span text:style-name="Strong_20_Emphasis">rpm -qa</text:span> — отобразить список всех пакетов, установленных в системе </text:p>
      <text:p text:style-name="List_20_Contents"><text:span text:style-name="Strong_20_Emphasis">rpm -qa | grep httpd</text:span> — среди всех пакетов, установленных в системе, найти пакет содержащий в своём имени «httpd» </text:p>
      <text:p text:style-name="List_20_Contents"><text:span text:style-name="Strong_20_Emphasis">rpm -qi package_name</text:span> — вывести информацию о конкретном пакете </text:p>
      <text:p text:style-name="List_20_Contents"><text:span text:style-name="Strong_20_Emphasis">rpm -qg "System Environment/Daemons"</text:span> — отобразить пакеты входящие в группу пакетов </text:p>
      <text:p text:style-name="List_20_Contents"><text:span text:style-name="Strong_20_Emphasis">rpm -ql package_name</text:span> — вывести список файлов, входящих в пакет </text:p>
      <text:p text:style-name="List_20_Contents"><text:span text:style-name="Strong_20_Emphasis">rpm -qc package_name</text:span> — вывести список конфигурационных файлов, входящих в пакет </text:p>
      <text:p text:style-name="List_20_Contents"><text:span text:style-name="Strong_20_Emphasis">rpm -q package_name --whatrequires</text:span> — вывести список пакетов, необходимых для установки конкретного пакета по зависимостям </text:p>
      <text:p text:style-name="List_20_Contents"><text:span text:style-name="Strong_20_Emphasis">rpm -q package_name --whatprovides</text:span> — show capability provided by a rpm package </text:p>
      <text:p text:style-name="List_20_Contents"><text:soft-page-break/><text:span text:style-name="Strong_20_Emphasis">rpm -q package_name --scripts</text:span> — отобразит скрипты, запускаемые при установке/удалении пакета </text:p>
      <text:p text:style-name="List_20_Contents"><text:span text:style-name="Strong_20_Emphasis">rpm -q package_name --changelog</text:span> — вывести историю ревизий пакета </text:p>
      <text:p text:style-name="List_20_Contents"><text:span text:style-name="Strong_20_Emphasis">rpm -qf /etc/httpd/conf/httpd.conf</text:span> — проверить какому пакету принадлежит указанный файл. Указывать следует полный путь и имя файла. </text:p>
      <text:p text:style-name="List_20_Contents"><text:span text:style-name="Strong_20_Emphasis">rpm -qp package.rpm -l</text:span> — отображает список файлов, входящих в пакет, но ещё не установленных в систему </text:p>
      <text:p text:style-name="List_20_Contents"><text:span text:style-name="Strong_20_Emphasis">rpm --import /media/cdrom/RPM-GPG-KEY</text:span> — импортировать публичный ключ цифровой подписи </text:p>
      <text:p text:style-name="List_20_Contents"><text:span text:style-name="Strong_20_Emphasis">rpm --checksig package.rpm</text:span> — проверит подпись пакета </text:p>
      <text:p text:style-name="List_20_Contents"><text:span text:style-name="Strong_20_Emphasis">rpm -qa gpg-pubkey</text:span> — проверить целостность установленного содержимого пакета </text:p>
      <text:p text:style-name="List_20_Contents"><text:span text:style-name="Strong_20_Emphasis">rpm -V package_name</text:span> — проверить размер, полномочия, тип, владельца, группу, MD5-сумму и дату последнего изменеия пакета </text:p>
      <text:p text:style-name="List_20_Contents"><text:span text:style-name="Strong_20_Emphasis">rpm -Va</text:span> — проверить содержимое всех пакеты установленные в систему. Выполняйте с осторожностью! </text:p>
      <text:p text:style-name="List_20_Contents"><text:span text:style-name="Strong_20_Emphasis">rpm -Vp package.rpm</text:span> — проверить пакет, который ещё не установлен в систему </text:p>
      <text:p text:style-name="List_20_Contents"><text:span text:style-name="Strong_20_Emphasis">rpm2cpio package.rpm | cpio --extract --make-directories *bin*</text:span> — извлечь из пакета файлы содержащие в своём имени bin </text:p>
      <text:p text:style-name="List_20_Contents"><text:span text:style-name="Strong_20_Emphasis">rpm -ivh /usr/src/redhat/RPMS/`arch`/package.rpm</text:span> — установить пакет, собранный из исходных кодов </text:p>
      <text:p text:style-name="List_20_Contents"><text:span text:style-name="Strong_20_Emphasis">rpmbuild --rebuild package_name.src.rpm</text:span> — собрать пакет из исходных кодов </text:p>
      <text:p text:style-name="List_20_Heading"/>
      <text:p text:style-name="List_20_Heading"><text:bookmark text:name="yum-packages"/>YUM — средство обновления пакетов(Fedora, RedHat и тому подобное): </text:p>
      <text:p text:style-name="List_20_Contents"><text:span text:style-name="Strong_20_Emphasis"/></text:p>
      <text:p text:style-name="List_20_Contents"><text:span text:style-name="Strong_20_Emphasis">yum install package_name</text:span> — закачать и установить пакет </text:p>
      <text:p text:style-name="List_20_Contents"><text:span text:style-name="Strong_20_Emphasis">yum update</text:span> — обновить все пакеты, установленные в систему </text:p>
      <text:p text:style-name="List_20_Contents"><text:span text:style-name="Strong_20_Emphasis">yum update package_name</text:span> — обновить пакет </text:p>
      <text:p text:style-name="List_20_Contents"><text:span text:style-name="Strong_20_Emphasis">yum remove package_name</text:span> — удалить пакет </text:p>
      <text:p text:style-name="List_20_Contents"><text:span text:style-name="Strong_20_Emphasis">yum list</text:span> — вывести список всех пакетов, установленных в систему </text:p>
      <text:p text:style-name="List_20_Contents"><text:span text:style-name="Strong_20_Emphasis">yum search package_name</text:span> — найти пакет в репозиториях </text:p>
      <text:p text:style-name="List_20_Contents"><text:span text:style-name="Strong_20_Emphasis">yum clean packages</text:span> — очисть rpm-кэш, удалив закачанные пакеты </text:p>
      <text:p text:style-name="List_20_Contents"><text:span text:style-name="Strong_20_Emphasis">yum clean headers</text:span> — удалить все заголовки файлов, которые система использует для разрешения зависимостей </text:p>
      <text:p text:style-name="List_20_Contents"><text:span text:style-name="Strong_20_Emphasis">yum clean all</text:span> — очисть rpm-кэш, удалив закачанные пакеты и заголовки </text:p>
      <text:p text:style-name="List_20_Heading"/>
      <text:p text:style-name="List_20_Heading"><text:bookmark text:name="deb-packages"/>DEB пакеты (Debian, Ubuntu и тому подобное): </text:p>
      <text:p text:style-name="List_20_Contents"><text:span text:style-name="Strong_20_Emphasis"/></text:p>
      <text:p text:style-name="List_20_Contents"><text:span text:style-name="Strong_20_Emphasis">dpkg -i package.deb</text:span> — установить / обновить пакет </text:p>
      <text:p text:style-name="List_20_Contents"><text:span text:style-name="Strong_20_Emphasis">dpkg -r package_name</text:span> — удалить пакет из системы </text:p>
      <text:p text:style-name="List_20_Contents"><text:span text:style-name="Strong_20_Emphasis">dpkg -l</text:span> — показать все пакеты, установленные в систему </text:p>
      <text:p text:style-name="List_20_Contents"><text:span text:style-name="Strong_20_Emphasis">dpkg -l | grep httpd</text:span> — среди всех пакетов, установленных в системе, найти пакет содержащий в своём имени «httpd» </text:p>
      <text:p text:style-name="List_20_Contents"><text:span text:style-name="Strong_20_Emphasis">dpkg -s package_name</text:span> — отобразить информацию о конкретном пакете </text:p>
      <text:p text:style-name="List_20_Contents"><text:span text:style-name="Strong_20_Emphasis">dpkg -L package_name</text:span> — вывести список файлов, входящих в пакет, установленный в систему </text:p>
      <text:p text:style-name="List_20_Contents"><text:span text:style-name="Strong_20_Emphasis">dpkg --contents package.deb</text:span> — отобразить список файлов, входящих в пакет, который ещё не установлен в систему </text:p>
      <text:p text:style-name="List_20_Contents"><text:span text:style-name="Strong_20_Emphasis">dpkg -S /bin/ping</text:span> — найти пакет, в который входит указанный файл. </text:p>
      <text:p text:style-name="List_20_Heading"/>
      <text:p text:style-name="List_20_Heading"><text:bookmark text:name="apt-packages"/>APT — средство управление пакетами (Debian, Ubuntu и тому подобное): </text:p>
      <text:p text:style-name="List_20_Contents"><text:span text:style-name="Strong_20_Emphasis"/></text:p>
      <text:p text:style-name="List_20_Contents"><text:span text:style-name="Strong_20_Emphasis">apt-get update</text:span> — получить обновлённые списки пакетов </text:p>
      <text:p text:style-name="List_20_Contents"><text:span text:style-name="Strong_20_Emphasis">apt-get upgrade</text:span> — обновить пакеты, установленные в систему </text:p>
      <text:p text:style-name="List_20_Contents"><text:span text:style-name="Strong_20_Emphasis">apt-get install package_name</text:span> — установить / обновить пакет </text:p>
      <text:p text:style-name="List_20_Contents"><text:span text:style-name="Strong_20_Emphasis">apt-cdrom install package_name</text:span> — установить / обновить пакет с cdrom'а </text:p>
      <text:p text:style-name="List_20_Contents"><text:span text:style-name="Strong_20_Emphasis">apt-get remove package_name</text:span> — удалить пакет, установленный в систему с сохранением файлов конфигурации </text:p>
      <text:p text:style-name="List_20_Contents"><text:span text:style-name="Strong_20_Emphasis">apt-get purge package_name</text:span> — удалить пакет, установленный в систему с удалением файлов конфигурации </text:p>
      <text:p text:style-name="List_20_Contents"><text:span text:style-name="Strong_20_Emphasis">apt-get check</text:span> — проверить целостность зависимостей </text:p>
      <text:p text:style-name="List_20_Contents"><text:span text:style-name="Strong_20_Emphasis">apt-get clean</text:span> — удалить загруженные архивные файлы пакетов </text:p>
      <text:p text:style-name="List_20_Contents"><text:span text:style-name="Strong_20_Emphasis">apt-get autoclean</text:span> — удалить старые загруженные архивные файлы пакетов </text:p>
      <text:p text:style-name="List_20_Heading"/>
      <text:p text:style-name="List_20_Heading"><text:bookmark text:name="pacman-packages"/><text:soft-page-break/>Pacman — средство управление пакетами (Arch, Frugalware и alike) </text:p>
      <text:p text:style-name="List_20_Contents"><text:span text:style-name="Strong_20_Emphasis"/></text:p>
      <text:p text:style-name="List_20_Contents"><text:span text:style-name="Strong_20_Emphasis">pacman -S name</text:span> — install package «name» with dependencies </text:p>
      <text:p text:style-name="List_20_Contents"><text:span text:style-name="Strong_20_Emphasis">pacman -R name</text:span> — delete package «name» and all files of it </text:p>
      <text:p text:style-name="List_20_Heading"/>
      <text:p text:style-name="List_20_Heading"><text:bookmark text:name="view-file-content"/>Просмотр содержимого файлов: </text:p>
      <text:p text:style-name="List_20_Contents"><text:span text:style-name="Strong_20_Emphasis"/></text:p>
      <text:p text:style-name="List_20_Contents"><text:span text:style-name="Strong_20_Emphasis">cat file1</text:span> — вывести содержимое файла file1 на стандартное устройство вывода </text:p>
      <text:p text:style-name="List_20_Contents"><text:span text:style-name="Strong_20_Emphasis">tac file1</text:span> — вывести содержимое файла file1 на стандартное устройство вывода в обратном порядке (последняя строка становиться первой и т.д.) </text:p>
      <text:p text:style-name="List_20_Contents"><text:span text:style-name="Strong_20_Emphasis">more file1</text:span> — постраничный вывод содержимого файла file1 на стандартное устройство вывода </text:p>
      <text:p text:style-name="List_20_Contents"><text:span text:style-name="Strong_20_Emphasis">less file1</text:span> — постраничный вывод содержимого файла file1 на стандартное устройство вывода, но с возможностью пролистывания в обе стороны (вверх-вниз), поиска по содержимому и т.п. </text:p>
      <text:p text:style-name="List_20_Contents"><text:span text:style-name="Strong_20_Emphasis">head -2 file1</text:span> — вывести первые две строки файла file1 на стандартное устройство вывода. По умолчанию выводится десять строк </text:p>
      <text:p text:style-name="List_20_Contents"><text:span text:style-name="Strong_20_Emphasis">tail -2 file1</text:span> — вывести последние две строки файла file1 на стандартное устройство вывода. По умолчанию выводится десять строк </text:p>
      <text:p text:style-name="List_20_Contents"><text:span text:style-name="Strong_20_Emphasis">tail -f /var/log/messages</text:span> — выводить содержимое файла /var/log/messages на стандартное устройство вывода по мере появления в нём текста. </text:p>
      <text:p text:style-name="List_20_Heading"/>
      <text:p text:style-name="List_20_Heading"><text:bookmark text:name="text-manipulation"/>Манипуляции с текстом: </text:p>
      <text:p text:style-name="List_20_Contents"><text:span text:style-name="Strong_20_Emphasis"/></text:p>
      <text:p text:style-name="List_20_Contents"><text:span text:style-name="Strong_20_Emphasis">grep -HR OLDTEXT ./ | awk '{print $1}' | sed 's/:.*$//' | grep -v '~' | sort | uniq | xargs perl -i -pe "s/OLD_TEXT/NEW_TEXT/g;"</text:span> — Поиск и замена текста OLDTEXT на NEW_TEXT во многих файлах одновременно с рекурсивным обходом директорий. </text:p>
      <text:p text:style-name="List_20_Contents"><text:span text:style-name="Strong_20_Emphasis">cat file_originale | [operation: sed, grep, awk, grep и т.п.] &gt; result.txt</text:span> — общий синтаксис выполнения действий по обработке содержимого файла и вывода результата в новый </text:p>
      <text:p text:style-name="List_20_Contents"><text:span text:style-name="Strong_20_Emphasis">cat file_originale | [operazione: sed, grep, awk, grepи т.п.] &gt;&gt; result.txt</text:span> — общий синтаксис выполнения действий по обработке содержимого файла и вывода результата в существующий файл. Если файл не существует, он будет создан </text:p>
      <text:p text:style-name="List_20_Contents"><text:span text:style-name="Strong_20_Emphasis">grep Aug /var/log/messages</text:span> — из файла '/var/log/messages' отобрать и вывести на стандартное устройство вывода строки, содержащие «Aug» </text:p>
      <text:p text:style-name="List_20_Contents"><text:span text:style-name="Strong_20_Emphasis">grep ^Aug /var/log/messages</text:span> — из файла '/var/log/messages' отобрать и вывести на стандартное устройство вывода строки, начинающиеся на «Aug» </text:p>
      <text:p text:style-name="List_20_Contents"><text:span text:style-name="Strong_20_Emphasis">grep [0-9] /var/log/messages</text:span> — из файла '/var/log/messages' отобрать и вывести на стандартное устройство вывода строки, содержащие цифры </text:p>
      <text:p text:style-name="List_20_Contents"><text:span text:style-name="Strong_20_Emphasis">grep Aug -R /var/log/*</text:span> — отобрать и вывести на стандартное устройство вывода строки, содержащие «Augr», во всех файлах, находящихся в директории /var/log и ниже </text:p>
      <text:p text:style-name="List_20_Contents"><text:span text:style-name="Strong_20_Emphasis">sed 's/stringa1/stringa2/g' example.txt</text:span> — в файле example.txt заменить «string1» на «string2», результат вывести на стандартное устройство вывода. </text:p>
      <text:p text:style-name="List_20_Contents"><text:span text:style-name="Strong_20_Emphasis">sed '/^$/d' example.txt</text:span> — удалить пустые строки из файла example.txt </text:p>
      <text:p text:style-name="List_20_Contents"><text:span text:style-name="Strong_20_Emphasis">sed '/ *#/d; /^$/d' example.txt</text:span> — удалить пустые строки и комментарии из файла example.txt </text:p>
      <text:p text:style-name="List_20_Contents"><text:span text:style-name="Strong_20_Emphasis">echo 'esempio' | tr '[:lower:]' '[:upper:]'</text:span> — преобразовать символы из нижнего регистра в верхний </text:p>
      <text:p text:style-name="List_20_Contents"><text:span text:style-name="Strong_20_Emphasis">sed -e '1d' result.txt</text:span> — удалить первую строку из файла example.txt </text:p>
      <text:p text:style-name="List_20_Contents"><text:span text:style-name="Strong_20_Emphasis">sed -n '/string1/p'</text:span> — отобразить только строки, содержащие «string1» </text:p>
      <text:p text:style-name="List_20_Contents"><text:span text:style-name="Strong_20_Emphasis">sed -e 's/ *$//' example.txt</text:span> — удалить пустые символы в конце каждой строки </text:p>
      <text:p text:style-name="List_20_Contents"><text:span text:style-name="Strong_20_Emphasis">sed -e 's/string1//g' example.txt</text:span> — удалить строку «string1» из текста не изменяя всего остального </text:p>
      <text:p text:style-name="List_20_Contents"><text:span text:style-name="Strong_20_Emphasis">sed -n '1,8p;5q' example.txt</text:span> — взять из файла с первой по восьмую строки и из них вывести первые пять </text:p>
      <text:p text:style-name="List_20_Contents"><text:span text:style-name="Strong_20_Emphasis">sed -n '5p;5q' example.txt</text:span> — вывести пятую строку </text:p>
      <text:p text:style-name="List_20_Contents"><text:span text:style-name="Strong_20_Emphasis">sed -e 's/0*/0/g' example.txt</text:span> — заменить последовательность из любого количества нулей одним нулём </text:p>
      <text:p text:style-name="List_20_Contents"><text:span text:style-name="Strong_20_Emphasis">cat -n file1</text:span> — пронумеровать строки при выводе содержимого файла </text:p>
      <text:p text:style-name="List_20_Contents"><text:span text:style-name="Strong_20_Emphasis">cat example.txt | awk 'NR%2==1'</text:span> — при выводе содержимого файла, не выводить чётные строки файла </text:p>
      <text:p text:style-name="List_20_Contents"><text:span text:style-name="Strong_20_Emphasis">echo a b c | awk '{print $1}'</text:span> — вывести первую колонку. Разделение, по умолчанию, по пробелу/пробелам или символу/символам табуляции </text:p>
      <text:p text:style-name="List_20_Contents"><text:span text:style-name="Strong_20_Emphasis">echo a b c | awk '{print $1,$3}'</text:span> — вывести первую и третью колонки. Разделение, по умолчанию, по проблелу/пробелам или символу/символам табуляции </text:p>
      <text:p text:style-name="List_20_Contents"><text:span text:style-name="Strong_20_Emphasis">paste file1 file2</text:span> — объединить содержимое file1 и file2 в виде таблицы: строка 1 из file1 = строка 1 колонка 1-n, строка 1 из file2 = строка 1 колонка n+1-m </text:p>
      <text:p text:style-name="List_20_Contents"><text:soft-page-break/><text:span text:style-name="Strong_20_Emphasis">paste -d '+' file1 file2</text:span> — объединить содержимое file1 и file2 в виде таблицы с разделителем «+» </text:p>
      <text:p text:style-name="List_20_Contents"><text:span text:style-name="Strong_20_Emphasis">sort file1 file2</text:span> — отсортировать содержимое двух файлов </text:p>
      <text:p text:style-name="List_20_Contents"><text:span text:style-name="Strong_20_Emphasis">sort file1 file2 | uniq</text:span> — отсортировать содержимое двух файлов, не отображая повторов </text:p>
      <text:p text:style-name="List_20_Contents"><text:span text:style-name="Strong_20_Emphasis">sort file1 file2 | uniq -u</text:span> — отсортировать содержимое двух файлов, отображая только уникальные строки (строки, встречающиеся в обоих файлах, не выводятся на стандартное устройство вывода) </text:p>
      <text:p text:style-name="List_20_Contents"><text:span text:style-name="Strong_20_Emphasis">sort file1 file2 | uniq -d</text:span> — отсортировать содержимое двух файлов, отображая только повторяющиеся строки </text:p>
      <text:p text:style-name="List_20_Contents"><text:span text:style-name="Strong_20_Emphasis">comm -1 file1 file2</text:span> — сравнить содержимое двух файлов, не отображая строки принадлежащие файлу 'file1' </text:p>
      <text:p text:style-name="List_20_Contents"><text:span text:style-name="Strong_20_Emphasis">comm -2 file1 file2</text:span> — сравнить содержимое двух файлов, не отображая строки принадлежащие файлу 'file2' </text:p>
      <text:p text:style-name="List_20_Contents"><text:span text:style-name="Strong_20_Emphasis">comm -3 file1 file2</text:span> — сравнить содержимое двух файлов, удаляя строки встречающиеся в обоих файлах </text:p>
      <text:p text:style-name="List_20_Heading"/>
      <text:p text:style-name="List_20_Heading"><text:bookmark text:name="charset-format-conversion"/>Преобразование наборов символов и файловых форматов: </text:p>
      <text:p text:style-name="List_20_Contents"><text:span text:style-name="Strong_20_Emphasis"/></text:p>
      <text:p text:style-name="List_20_Contents"><text:span text:style-name="Strong_20_Emphasis">dos2unix filedos.txt fileunix.txt</text:span> — конвертировать файл текстового формата из MSDOS в UNIX (разница в символах возврата каретки) </text:p>
      <text:p text:style-name="List_20_Contents"><text:span text:style-name="Strong_20_Emphasis">unix2dos fileunix.txt filedos.txt</text:span> — конвертировать файл текстового формата из UNIX в MSDOS (разница в символах возврата каретки) </text:p>
      <text:p text:style-name="List_20_Contents"><text:span text:style-name="Strong_20_Emphasis">recode ..HTML &lt; page.txt &gt; page.html</text:span> — конвертировать содержимое тестового файла page.txt в html-файл page.html </text:p>
      <text:p text:style-name="List_20_Contents"><text:span text:style-name="Strong_20_Emphasis">recode -l | more</text:span> — вывести список доступных форматов </text:p>
      <text:p text:style-name="List_20_Heading"/>
      <text:p text:style-name="List_20_Heading"><text:bookmark text:name="filesystem-analysis"/>Анализ файловых систем: </text:p>
      <text:p text:style-name="List_20_Contents"><text:span text:style-name="Strong_20_Emphasis"/></text:p>
      <text:p text:style-name="List_20_Contents"><text:span text:style-name="Strong_20_Emphasis">badblocks -v /dev/hda1</text:span> — проверить раздел hda1 на наличие bad-блоков </text:p>
      <text:p text:style-name="List_20_Contents"><text:span text:style-name="Strong_20_Emphasis">fsck /dev/hda1</text:span> — проверить/восстановить целостность linux-файловой системы раздела hda1 </text:p>
      <text:p text:style-name="List_20_Contents"><text:span text:style-name="Strong_20_Emphasis">fsck.ext2 /dev/hda1</text:span> или <text:span text:style-name="Strong_20_Emphasis">e2fsck /dev/hda1</text:span> — проверить/восстановить целостность файловой системы ext2 раздела hda1 </text:p>
      <text:p text:style-name="List_20_Contents"><text:span text:style-name="Strong_20_Emphasis">e2fsck -j /dev/hda1</text:span> — проверить/восстановить целостность файловой системы ext3 раздела hda1 с указанием, что журнал расположен там же </text:p>
      <text:p text:style-name="List_20_Contents"><text:span text:style-name="Strong_20_Emphasis">fsck.ext3 /dev/hda1</text:span> — проверить/восстановить целостность файловой системы ext3 раздела hda1 </text:p>
      <text:p text:style-name="List_20_Contents"><text:span text:style-name="Strong_20_Emphasis">fsck.vfat /dev/hda1</text:span> или <text:span text:style-name="Strong_20_Emphasis">fsck.msdos /dev/hda1</text:span> или <text:span text:style-name="Strong_20_Emphasis">dosfsck /dev/hda1</text:span> — проверить/восстановить целостность файловой системы fat раздела hda11 </text:p>
      <text:p text:style-name="List_20_Heading"/>
      <text:p text:style-name="List_20_Heading"><text:bookmark text:name="format-filesystem"/>Форматирование файловых систем: </text:p>
      <text:p text:style-name="List_20_Contents"><text:span text:style-name="Strong_20_Emphasis"/></text:p>
      <text:p text:style-name="List_20_Contents"><text:span text:style-name="Strong_20_Emphasis">mkfs /dev/hda1</text:span> — создать linux-файловую систему на разделе hda1 </text:p>
      <text:p text:style-name="List_20_Contents"><text:span text:style-name="Strong_20_Emphasis">mke2fs /dev/hda1</text:span> — создать файловую систему ext2 на разделе hda1 </text:p>
      <text:p text:style-name="List_20_Contents"><text:span text:style-name="Strong_20_Emphasis">mke2fs -j /dev/hda1</text:span> — создать журналирующую файловую систему ext3 на разделе hda1 </text:p>
      <text:p text:style-name="List_20_Contents"><text:span text:style-name="Strong_20_Emphasis">mkfs -t vfat 32 -F /dev/hda1</text:span> — создать файловую систему FAT32 на разделе hda1 </text:p>
      <text:p text:style-name="List_20_Contents"><text:span text:style-name="Strong_20_Emphasis">fdformat -n /dev/fd0</text:span> — форматирование флоппи-диска без проверки </text:p>
      <text:p text:style-name="List_20_Contents"><text:span text:style-name="Strong_20_Emphasis">mkswap /dev/hda3</text:span> — создание swap-пространства на разделе hda3 </text:p>
      <text:p text:style-name="List_20_Heading"/>
      <text:p text:style-name="List_20_Heading"><text:bookmark text:name="filesystem-swap"/>swap-пространство: </text:p>
      <text:p text:style-name="List_20_Contents"><text:span text:style-name="Strong_20_Emphasis"/></text:p>
      <text:p text:style-name="List_20_Contents"><text:span text:style-name="Strong_20_Emphasis">mkswap /dev/hda3</text:span> — создание swap-пространства на разделе hda3 </text:p>
      <text:p text:style-name="List_20_Contents"><text:span text:style-name="Strong_20_Emphasis">swapon /dev/hda3</text:span> — активировать swap-пространство, расположенное на разделе hda3 </text:p>
      <text:p text:style-name="List_20_Contents"><text:span text:style-name="Strong_20_Emphasis">swapon /dev/hda2 /dev/hdb3</text:span> — активировать swap-пространства, расположенные на разделах hda2 и hdb3 </text:p>
      <text:p text:style-name="List_20_Heading"/>
      <text:p text:style-name="List_20_Heading"><text:bookmark text:name="backup"/>Создание резервных копий (backup): </text:p>
      <text:p text:style-name="List_20_Contents"><text:span text:style-name="Strong_20_Emphasis"/></text:p>
      <text:p text:style-name="List_20_Contents"><text:span text:style-name="Strong_20_Emphasis">dump -0aj -f /tmp/home0.bak /home</text:span> — создать полную резервную копию директории /home в файл /tmp/home0.bak </text:p>
      <text:p text:style-name="List_20_Contents"><text:span text:style-name="Strong_20_Emphasis">dump -1aj -f /tmp/home0.bak /home </text:span>— создать инкрементальную резервную копию директории /home в файл /tmp/home0.bak </text:p>
      <text:p text:style-name="List_20_Contents"><text:span text:style-name="Strong_20_Emphasis">restore -if /tmp/home0.bak</text:span> — восстановить из резервной копии /tmp/home0.bak </text:p>
      <text:p text:style-name="List_20_Contents"><text:span text:style-name="Strong_20_Emphasis">rsync -rogpav --delete /home /tmp</text:span> — синхронизировать /tmp с /home </text:p>
      <text:p text:style-name="List_20_Contents"><text:soft-page-break/><text:span text:style-name="Strong_20_Emphasis">rsync -rogpav -e ssh --delete /home ip_address:/tmp </text:span>— синхронизировать через SSH-туннель </text:p>
      <text:p text:style-name="List_20_Contents"><text:span text:style-name="Strong_20_Emphasis">rsync -az -e ssh --delete ip_addr:/home/public /home/local</text:span> — синхронизировать локальную директорию с удалённой директорией через ssh-туннель со сжатием </text:p>
      <text:p text:style-name="List_20_Contents"><text:span text:style-name="Strong_20_Emphasis">rsync -az -e ssh --delete /home/local ip_addr:/home/public</text:span> — синхронизировать удалённую директорию с локальной директорией через ssh-туннель со сжатием </text:p>
      <text:p text:style-name="List_20_Contents"><text:span text:style-name="Strong_20_Emphasis">dd bs=1M if=/dev/hda | gzip | ssh user@ip_addr 'dd of=hda.gz'</text:span> — сделать «слепок» локального диска в файл на удалённом компьютере через ssh-туннель </text:p>
      <text:p text:style-name="List_20_Contents"><text:span text:style-name="Strong_20_Emphasis">tar -Puf backup.tar /home/user</text:span> — создать инкрементальную резервную копию директории '/home/user' в файл backup.tar с сохранением полномочий </text:p>
      <text:p text:style-name="List_20_Contents"><text:span text:style-name="Strong_20_Emphasis">( cd /tmp/local/ &amp;&amp; tar c . ) | ssh -C user@ip_addr 'cd /home/share/ &amp;&amp; tar x -p'</text:span> — копирование содержимого /tmp/local на удалённый компьютер через ssh-туннель в /home/share/ </text:p>
      <text:p text:style-name="List_20_Contents"><text:span text:style-name="Strong_20_Emphasis">( tar c /home ) | ssh -C user@ip_addr 'cd /home/backup-home &amp;&amp; tar x -p' </text:span>— копирование содержимого /home на удалённый компьютер через ssh-туннель в /home/backup-home </text:p>
      <text:p text:style-name="List_20_Contents"><text:span text:style-name="Strong_20_Emphasis">tar cf - . | (cd /tmp/backup ; tar xf - )</text:span> — копирование одной директории в другую с сохранением полномочий и линков </text:p>
      <text:p text:style-name="List_20_Contents"><text:span text:style-name="Strong_20_Emphasis">find /home/user1 -name '*.txt' | xargs cp -av --target-directory=/home/backup/ --parents</text:span> — поиск в /home/user1 всех файлов, имена которых оканчиваются на '.txt', и копирование их в другую директорию </text:p>
      <text:p text:style-name="List_20_Contents"><text:span text:style-name="Strong_20_Emphasis">find /var/log -name '*.log' | tar cv --files-from=- | bzip2 &gt; log.tar.bz2</text:span> — поиск в /var/log всех файлов, имена которых оканчиваются на '.log', и создание bzip-архива из них </text:p>
      <text:p text:style-name="List_20_Contents"><text:span text:style-name="Strong_20_Emphasis">dd if=/dev/hda of=/dev/fd0 bs=512 count=1</text:span> — создать копию MBR (Master Boot Record) с /dev/hda на флоппи-диск </text:p>
      <text:p text:style-name="List_20_Contents"><text:span text:style-name="Strong_20_Emphasis">dd if=/dev/fd0 of=/dev/hda bs=512 count=1</text:span> — восстановить MBR с флоппи-диска на /dev/hda </text:p>
      <text:p text:style-name="List_20_Heading"/>
      <text:p text:style-name="List_20_Heading"><text:bookmark text:name="cdrom"/>CDROM: </text:p>
      <text:p text:style-name="List_20_Contents"><text:span text:style-name="Strong_20_Emphasis"/></text:p>
      <text:p text:style-name="List_20_Contents"><text:span text:style-name="Strong_20_Emphasis">cdrecord -v gracetime=2 dev=/dev/cdrom -eject blank=fast -force</text:span> — clean a rewritable cdrom </text:p>
      <text:p text:style-name="List_20_Contents"><text:span text:style-name="Strong_20_Emphasis">mkisofs /dev/cdrom &gt; cd.iso</text:span> — create an iso image of cdrom on disk </text:p>
      <text:p text:style-name="List_20_Contents"><text:span text:style-name="Strong_20_Emphasis">mkisofs /dev/cdrom | gzip &gt; cd_iso.gz</text:span> — create a compressed iso image of cdrom on disk </text:p>
      <text:p text:style-name="List_20_Contents"><text:span text:style-name="Strong_20_Emphasis">mkisofs -J -allow-leading-dots -R -V "Label CD" -iso-level 4 -o ./cd.iso data_cd</text:span> — create an iso image of a directory </text:p>
      <text:p text:style-name="List_20_Contents"><text:span text:style-name="Strong_20_Emphasis">cdrecord -v dev=/dev/cdrom cd.iso</text:span> — burn an ISO image </text:p>
      <text:p text:style-name="List_20_Contents"><text:span text:style-name="Strong_20_Emphasis">gzip -dc cd_iso.gz | cdrecord dev=/dev/cdrom</text:span> — burn a compressed ISO image </text:p>
      <text:p text:style-name="List_20_Contents"><text:span text:style-name="Strong_20_Emphasis">mount -o loop cd.iso /mnt/iso</text:span> — mount an ISO image </text:p>
      <text:p text:style-name="List_20_Contents"><text:span text:style-name="Strong_20_Emphasis">cd-paranoia -B</text:span> — rip audio tracks from a CD to wav files </text:p>
      <text:p text:style-name="List_20_Contents"><text:span text:style-name="Strong_20_Emphasis">cd-paranoia -- "-3"</text:span> — rip first three audio tracks from a CD to wav files </text:p>
      <text:p text:style-name="List_20_Contents"><text:span text:style-name="Strong_20_Emphasis">cdrecord --scanbus</text:span> — scan bus to identify the channel scsi </text:p>
      <text:p text:style-name="List_20_Heading"/>
      <text:p text:style-name="List_20_Heading"><text:bookmark text:name="networking-lan-wifi"/>Сеть (LAN и WiFi): </text:p>
      <text:p text:style-name="List_20_Contents"><text:span text:style-name="Strong_20_Emphasis"/></text:p>
      <text:p text:style-name="List_20_Contents"><text:span text:style-name="Strong_20_Emphasis">ifconfig eth0</text:span> — показать конфигурацию сетевого интерфейса eth0 </text:p>
      <text:p text:style-name="List_20_Contents"><text:span text:style-name="Strong_20_Emphasis">ifup eth0</text:span> — активировать (поднять) интерфейс eth0 </text:p>
      <text:p text:style-name="List_20_Contents"><text:span text:style-name="Strong_20_Emphasis">ifdown eth0</text:span> — деактивировать (опустить) интерфейс eth0 </text:p>
      <text:p text:style-name="List_20_Contents"><text:span text:style-name="Strong_20_Emphasis">ifconfig eth0 192.168.1.1 netmask 255.255.255.0</text:span> — выставить интерфейсу eth0 IP-адрес и маску подсети </text:p>
      <text:p text:style-name="List_20_Contents"><text:span text:style-name="Strong_20_Emphasis">ifconfig eth0 promisc</text:span> — перевести интерфейс eth0 в promiscuous-режим для «отлова» пакетов (sniffing) </text:p>
      <text:p text:style-name="List_20_Contents"><text:span text:style-name="Strong_20_Emphasis">ifconfig eth0 -promisc</text:span> — отключить promiscuous-режим на интерфейсе eth0 </text:p>
      <text:p text:style-name="List_20_Contents"><text:span text:style-name="Strong_20_Emphasis">dhclient eth0</text:span> — активировать интерфейс eth0 в dhcp-режиме. </text:p>
      <text:p text:style-name="List_20_Contents"><text:span text:style-name="Strong_20_Emphasis">route -n</text:span> </text:p>
      <text:p text:style-name="List_20_Contents"><text:span text:style-name="Strong_20_Emphasis">netstat -rn</text:span> — вывести локальную таблицу маршрутизации </text:p>
      <text:p text:style-name="List_20_Contents"><text:span text:style-name="Strong_20_Emphasis">route add -net 0/0 gw IP_Gateway</text:span> — задать IP-адрес шлюза по умолчанию (default gateway) </text:p>
      <text:p text:style-name="List_20_Contents"><text:span text:style-name="Strong_20_Emphasis">route add -net 192.168.0.0 netmask 255.255.0.0 gw 192.168.1.1</text:span> — добавить статический маршрут в сеть 192.168.0.0/16 через шлюз с IP-адресом 192.168.1.1 </text:p>
      <text:p text:style-name="List_20_Contents"><text:span text:style-name="Strong_20_Emphasis">route del 0/0 gw IP_gateway</text:span> — удалить IP-адрес шлюза по умолчанию (default gateway) </text:p>
      <text:p text:style-name="List_20_Contents"><text:span text:style-name="Strong_20_Emphasis">echo "1" &gt; /proc/sys/net/ipv4/ip_forward</text:span> — разрешить пересылку пакетов (forwarding) </text:p>
      <text:p text:style-name="List_20_Contents"><text:span text:style-name="Strong_20_Emphasis">hostname</text:span> — отобразить имя компьютера </text:p>
      <text:p text:style-name="List_20_Contents"><text:span text:style-name="Strong_20_Emphasis">host www.example.com</text:span> или <text:span text:style-name="Strong_20_Emphasis">host 192.0.43.10</text:span> — разрешить имя www.example.com хоста в IP-адрес и наоборот </text:p>
      <text:p text:style-name="List_20_Contents"><text:span text:style-name="Strong_20_Emphasis">ip link show</text:span> — отобразить состояние всех интерфейсов </text:p>
      <text:p text:style-name="List_20_Contents"><text:span text:style-name="Strong_20_Emphasis">mii-tool eth0</text:span> — отобразить статус и тип соединения для интерфейса eth0 </text:p>
      <text:p text:style-name="List_20_Contents"><text:soft-page-break/><text:span text:style-name="Strong_20_Emphasis">ethtool eth0</text:span> — отображает статистику интерфейса eth0 с выводом такой информации, как поддерживаемые и текущие режимы соединения </text:p>
      <text:p text:style-name="List_20_Contents"><text:span text:style-name="Strong_20_Emphasis">netstat -tupn</text:span> — отображает все установленные сетевые соединения по протоколам TCP и UDP без разрешения имён в IP-адреса и PID'ы и имена процессов, обеспечивающих эти соединения </text:p>
      <text:p text:style-name="List_20_Contents"><text:span text:style-name="Strong_20_Emphasis">netstat -tupln</text:span> — отображает все сетевые соединения по протоколам TCP и UDP без разрешения имён в IP-адреса и PID'ы и имена процессов, слушающих порты </text:p>
      <text:p text:style-name="List_20_Contents"><text:span text:style-name="Strong_20_Emphasis">tcpdump tcp port 80</text:span> — отобразить весь трафик на TCP-порт 80 (обычно — HTTP) </text:p>
      <text:p text:style-name="List_20_Contents"><text:span text:style-name="Strong_20_Emphasis">iwlist scan</text:span> — просканировать эфир на предмет, доступности беспроводных точек доступа </text:p>
      <text:p text:style-name="List_20_Contents"><text:span text:style-name="Strong_20_Emphasis">iwconfig eth1</text:span> — показать конфигурацию беспроводного сетевого интерфейса eth1 </text:p>
      <text:p text:style-name="List_20_Heading"/>
      <text:p text:style-name="List_20_Heading"><text:bookmark text:name="windows-samba"/>Microsoft Windows networks(SAMBA): </text:p>
      <text:p text:style-name="List_20_Contents"><text:span text:style-name="Strong_20_Emphasis"/></text:p>
      <text:p text:style-name="List_20_Contents"><text:span text:style-name="Strong_20_Emphasis">nbtscan ip_addr</text:span> </text:p>
      <text:p text:style-name="List_20_Contents"><text:span text:style-name="Strong_20_Emphasis">nmblookup -A ip_addr</text:span> — разрешить netbios-имя nbtscan не во всех системах ставится по умолчанию, возможно, придётся доустанавливать вручную. nmblookup включён в пакет samba. </text:p>
      <text:p text:style-name="List_20_Contents"><text:span text:style-name="Strong_20_Emphasis">smbclient -L ip_addr/hostname</text:span> — отобразить ресурсы, предоставленные в общий доступ на windows-машине </text:p>
      <text:p text:style-name="List_20_Contents"><text:span text:style-name="Strong_20_Emphasis">smbget -Rr smb://ip_addr/share</text:span> — подобно wget может получить файлы с windows-машин через smb-протокол </text:p>
      <text:p text:style-name="List_20_Contents"><text:span text:style-name="Strong_20_Emphasis">mount -t smbfs -o username=user,password=pass //winclient/share /mnt/share</text:span> — смонтировать smb-ресурс, предоставленный на windows-машине, в локальную файловую систему </text:p>
      <text:p text:style-name="P1"/>
      <text:p text:style-name="P1"><text:bookmark text:name="iptables-firewall"/>IPTABLES (firewall): </text:p>
      <text:p text:style-name="List_20_Contents"><text:span text:style-name="Strong_20_Emphasis"/></text:p>
      <text:p text:style-name="List_20_Contents"><text:span text:style-name="Strong_20_Emphasis">iptables -t filter -nL</text:span> </text:p>
      <text:p text:style-name="List_20_Contents"><text:span text:style-name="Strong_20_Emphasis">iptables -nL</text:span> — отобразить все цепочки правил </text:p>
      <text:p text:style-name="List_20_Contents"><text:span text:style-name="Strong_20_Emphasis">iptables -t nat -L</text:span> — отобразить все цепочки правил в NAT-таблице </text:p>
      <text:p text:style-name="List_20_Contents"><text:span text:style-name="Strong_20_Emphasis">iptables -t filter -F</text:span> или <text:span text:style-name="Strong_20_Emphasis">iptables -F</text:span> — очистить все цепочки правил в filter-таблице </text:p>
      <text:p text:style-name="List_20_Contents"><text:span text:style-name="Strong_20_Emphasis">iptables -t nat -F</text:span> — очистить все цепочки правил в NAT-таблице </text:p>
      <text:p text:style-name="List_20_Contents"><text:span text:style-name="Strong_20_Emphasis">iptables -t filter -X</text:span> — удалить все пользовательские цепочки правил в filter-таблице </text:p>
      <text:p text:style-name="List_20_Contents"><text:span text:style-name="Strong_20_Emphasis">iptables -t filter -A INPUT -p tcp --dport telnet -j ACCEPT</text:span> — позволить входящее подключение telnet'ом </text:p>
      <text:p text:style-name="List_20_Contents"><text:span text:style-name="Strong_20_Emphasis">iptables -t filter -A OUTPUT -p tcp --dport http -j DROP</text:span> — блокировать исходящие HTTP-соединения </text:p>
      <text:p text:style-name="List_20_Contents"><text:span text:style-name="Strong_20_Emphasis">iptables -t filter -A FORWARD -p tcp --dport pop3 -j ACCEPT</text:span> — позволить «прокидывать» (forward) POP3-соединения </text:p>
      <text:p text:style-name="List_20_Contents"><text:span text:style-name="Strong_20_Emphasis">iptables -t filter -A INPUT -j LOG --log-prefix "DROP INPUT"</text:span> — включить журналирование ядром пакетов, проходящих через цепочку INPUT, и добавлением к сообщению префикса «DROP INPUT» </text:p>
      <text:p text:style-name="List_20_Contents"><text:span text:style-name="Strong_20_Emphasis">iptables -t nat -A POSTROUTING -o eth0 -j MASQUERADE</text:span> — включить NAT (Network Address Translate) исходящих пакетов на интерфейс eth0. Допустимо при использовании с динамически выделяемыми IP-адресами. </text:p>
      <text:p text:style-name="List_20_Contents"><text:span text:style-name="Strong_20_Emphasis">iptables -t nat -A PREROUTING -d 192.168.0.1 -p tcp -m tcp --dport 22 -j DNAT --to-destination 10.0.0.2:22</text:span> — перенаправление пакетов, адресованных одному хосту, на другой хост </text:p>
      <text:p text:style-name="List_20_Heading"/>
      <text:p text:style-name="List_20_Heading"><text:bookmark text:name="monitoring-debugging"/>Мониторинг и отладка: </text:p>
      <text:p text:style-name="List_20_Contents"><text:span text:style-name="Strong_20_Emphasis"/></text:p>
      <text:p text:style-name="List_20_Contents"><text:span text:style-name="Strong_20_Emphasis">top</text:span> — отобразить запущенные процессы, используемые ими ресурсы и другую полезную информацию (с автоматическим обновлением данных) </text:p>
      <text:p text:style-name="List_20_Contents"><text:span text:style-name="Strong_20_Emphasis">ps -eafw</text:span> — отобразить запущенные процессы, используемые ими ресурсы и другую полезную информацию (единожды) </text:p>
      <text:p text:style-name="List_20_Contents"><text:span text:style-name="Strong_20_Emphasis">ps -e -o pid,args --forest</text:span> — вывести PID'ы и процессы в виде дерева </text:p>
      <text:p text:style-name="List_20_Contents"><text:span text:style-name="Strong_20_Emphasis">pstree</text:span> — отобразить дерево процессов </text:p>
      <text:p text:style-name="List_20_Contents"><text:span text:style-name="Strong_20_Emphasis">kill -9 98989</text:span> или <text:span text:style-name="Strong_20_Emphasis">kill -KILL 98989</text:span> — «убить» процесс с PID 98989 «на смерть» (без соблюдения целостности данных) </text:p>
      <text:p text:style-name="List_20_Contents"><text:span text:style-name="Strong_20_Emphasis">kill -TERM 98989</text:span> — корректно завершить процесс с PID 98989 </text:p>
      <text:p text:style-name="List_20_Contents"><text:span text:style-name="Strong_20_Emphasis">kill -1 98989</text:span> или <text:span text:style-name="Strong_20_Emphasis">kill -HUP 98989</text:span> — заставить процесс с PID 98989 перепрочитать файл конфигурации </text:p>
      <text:p text:style-name="List_20_Contents"><text:span text:style-name="Strong_20_Emphasis">lsof -p 98989</text:span> — отобразить список файлов, открытых процессом с PID 98989 </text:p>
      <text:p text:style-name="List_20_Contents"><text:span text:style-name="Strong_20_Emphasis">lsof /home/user1</text:span> — отобразить список открытых файлов из директории /home/user1 </text:p>
      <text:p text:style-name="List_20_Contents"><text:span text:style-name="Strong_20_Emphasis">strace -c ls &gt;/dev/null</text:span> — вывести список системных вызовов, созданных и полученных процессом ls </text:p>
      <text:p text:style-name="List_20_Contents"><text:span text:style-name="Strong_20_Emphasis">strace -f -e open ls &gt;/dev/null</text:span> — вывести вызовы библиотек </text:p>
      <text:p text:style-name="List_20_Contents"><text:soft-page-break/><text:span text:style-name="Strong_20_Emphasis">watch -n1 'cat /proc/interrupts'</text:span> — отображать прерывания в режиме реального времени </text:p>
      <text:p text:style-name="List_20_Contents"><text:span text:style-name="Strong_20_Emphasis">last reboot</text:span> — отобразить историю перезагрузок системы </text:p>
      <text:p text:style-name="List_20_Contents"><text:span text:style-name="Strong_20_Emphasis">last user1</text:span> — отобразить историю регистрации пользователя user1 в системе и время его нахождения в ней </text:p>
      <text:p text:style-name="List_20_Contents"><text:span text:style-name="Strong_20_Emphasis">lsmod</text:span> — вывести загруженные модули ядра </text:p>
      <text:p text:style-name="List_20_Contents"><text:span text:style-name="Strong_20_Emphasis">free -m</text:span> — показать состояние оперативной памяти в мегабайтах </text:p>
      <text:p text:style-name="List_20_Contents"><text:span text:style-name="Strong_20_Emphasis">smartctl -A /dev/hda</text:span> — контроль состояния жёсткого диска /dev/hda через SMART </text:p>
      <text:p text:style-name="List_20_Contents"><text:span text:style-name="Strong_20_Emphasis">smartctl -i /dev/hda</text:span> — проверить доступность SMART на жёстком диске /dev/hda </text:p>
      <text:p text:style-name="List_20_Contents"><text:span text:style-name="Strong_20_Emphasis">tail /var/log/dmesg</text:span> — вывести десять последних записей из журнала загрузки ядра </text:p>
      <text:p text:style-name="List_20_Contents"><text:span text:style-name="Strong_20_Emphasis">tail /var/log/messages</text:span> — вывести десять последних записей из системного журнала </text:p>
      <text:p text:style-name="List_20_Heading"/>
      <text:p text:style-name="List_20_Heading"><text:bookmark text:name="other"/>Другие полезные команды: </text:p>
      <text:p text:style-name="List_20_Contents"><text:span text:style-name="Strong_20_Emphasis"/></text:p>
      <text:p text:style-name="List_20_Contents"><text:span text:style-name="Strong_20_Emphasis">apropos …keyword</text:span> — выводит список команд, которые так или иначе относятся к ключевым словам. Полезно, когда вы знаете что делает программа, но не помните команду </text:p>
      <text:p text:style-name="List_20_Contents"><text:span text:style-name="Strong_20_Emphasis">man ping </text:span>— вызов руководства по работе с программой, в данном случае, — ping </text:p>
      <text:p text:style-name="List_20_Contents"><text:span text:style-name="Strong_20_Emphasis">whatis …keyword </text:span>— отображает описание действий указанной программы </text:p>
      <text:p text:style-name="List_20_Contents"><text:span text:style-name="Strong_20_Emphasis">mkbootdisk --device /dev/fd0 `uname -r`</text:span> — создаёт загрузочный флоппи-диск </text:p>
      <text:p text:style-name="List_20_Contents"><text:span text:style-name="Strong_20_Emphasis">gpg -c file1</text:span> — шифрует файл file1 с помощью GNU Privacy Guard </text:p>
      <text:p text:style-name="List_20_Contents"><text:span text:style-name="Strong_20_Emphasis">gpg file1.gpg</text:span> — дешифрует файл file1 с помощью GNU Privacy Guard </text:p>
      <text:p text:style-name="List_20_Contents"><text:span text:style-name="Strong_20_Emphasis">wget -r http://www.example.com</text:span> — загружает рекурсивно содержимое сайта http://www.example.com </text:p>
      <text:p text:style-name="List_20_Contents"><text:span text:style-name="Strong_20_Emphasis">wget -c http://www.example.com/file.iso</text:span> — загрузить файл http://www.example.com/file.iso с возможностью останова и продолжения в последствии </text:p>
      <text:p text:style-name="List_20_Contents"><text:span text:style-name="Strong_20_Emphasis">echo 'wget -c http://www.example.com/files.iso' | at 09:00</text:span> — начать закачку в указанное время </text:p>
      <text:p text:style-name="List_20_Contents"><text:span text:style-name="Strong_20_Emphasis">ldd /usr/bin/ssh </text:span>— вывести список библиотек, необходимых для работы ssh </text:p>
      <text:p text:style-name="P2"><text:span text:style-name="Strong_20_Emphasis">alias hh='history'</text:span> — назначить алиас hh команде history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onsolas" fo:font-family="Consolas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8" style:family="text">
      <style:text-properties fo:color="#000000" style:font-name="Consolas" fo:font-family="Consolas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15M34S</meta:editing-duration>
    <meta:editing-cycles>3</meta:editing-cycles>
    <meta:generator>LibreOffice/5.4.3.2$Windows_X86_64 LibreOffice_project/92a7159f7e4af62137622921e809f8546db437e5</meta:generator>
    <meta:print-date>2018-09-03T16:40:11.602000000</meta:print-date>
    <dc:date>2018-09-04T12:58:28.155000000</dc:date>
    <meta:document-statistic meta:table-count="0" meta:image-count="0" meta:object-count="0" meta:page-count="10" meta:paragraph-count="370" meta:word-count="4302" meta:character-count="32291" meta:non-whitespace-character-count="27663"/>
    <meta:template xlink:type="simple" xlink:actuate="onRequest" xlink:title="по5" xlink:href="file:///C:/Users/Алексей/AppData/Roaming/LibreOffice/4/user/template/по5.ott" meta:date="2018-09-03T16:36:18.921000000"/>
  </office:meta>
</office:document-meta>
</file>